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1c70c" officeooo:paragraph-rsid="0001c70c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ing So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20:37:00.064611585</meta:creation-date>
    <dc:date>2024-01-29T20:37:11.407303545</dc:date>
    <meta:editing-duration>PT1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6.4.1$Linux_X86_64 LibreOffice_project/60$Build-1</meta:generator>
  </office:meta>
</office:document-meta>
</file>